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1035in"/>
    </style:style>
    <style:style style:name="Table2.B" style:family="table-column">
      <style:table-column-properties style:column-width="1.3639in"/>
    </style:style>
    <style:style style:name="Table2.C" style:family="table-column">
      <style:table-column-properties style:column-width="2.8028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139in" loext:contextual-spacing="false" fo:line-height="100%"/>
      <style:text-properties style:font-name="Proxima Nova" style:font-name-asian="Proxima Nova1" style:font-name-complex="Proxima Nova1"/>
    </style:style>
    <style:style style:name="P5" style:family="paragraph" style:parent-style-name="Standard">
      <style:paragraph-properties fo:margin-top="0in" fo:margin-bottom="0.139in" loext:contextual-spacing="false" fo:line-height="100%"/>
    </style:style>
    <style:style style:name="P6" style:family="paragraph" style:parent-style-name="Standard">
      <style:paragraph-properties fo:margin-top="0.1665in" fo:margin-bottom="0.0417in" loext:contextual-spacing="false" fo:line-height="100%" fo:text-align="justify" style:justify-single-word="false"/>
      <style:text-properties style:font-name="Proxima Nova" fo:font-weight="bold" style:font-name-asian="Proxima Nova1" style:font-weight-asian="bold" style:font-name-complex="Proxima Nova1"/>
    </style:style>
    <style:style style:name="P7"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8"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9"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10"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top="0.139in" fo:margin-bottom="0.139in" loext:contextual-spacing="false" fo:line-height="100%"/>
    </style:style>
    <style:style style:name="P14" style:family="paragraph" style:parent-style-name="Standard">
      <style:paragraph-properties fo:margin-top="0.139in" fo:margin-bottom="0.139in" loext:contextual-spacing="false" fo:line-height="100%"/>
      <style:text-properties style:font-name="Proxima Nova" style:font-name-asian="Proxima Nova1" style:font-name-complex="Proxima Nova1"/>
    </style:style>
    <style:style style:name="P15" style:family="paragraph" style:parent-style-name="Standard" style:list-style-name="WWNum4">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17"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1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139in" loext:contextual-spacing="false" fo:line-height="150%" fo:text-indent="-0.25in" style:auto-text-indent="false"/>
    </style:style>
    <style:style style:name="P20" style:family="paragraph" style:parent-style-name="Standard" style:list-style-name="WWNum1">
      <style:paragraph-properties fo:margin-left="0.5in" fo:margin-right="0in" fo:margin-top="0in" fo:margin-bottom="0.139in" loext:contextual-spacing="false" fo:line-height="150%" fo:text-indent="-0.25in" style:auto-text-indent="false"/>
    </style:style>
    <style:style style:name="P21" style:family="paragraph" style:parent-style-name="Standard" style:list-style-name="WWNum3">
      <style:paragraph-properties fo:margin-left="0.5in" fo:margin-right="0in" fo:margin-top="0in" fo:margin-bottom="0.139in" loext:contextual-spacing="false" fo:line-height="150%" fo:text-indent="-0.25in" style:auto-text-indent="false"/>
    </style:style>
    <style:style style:name="P22"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23" style:family="paragraph" style:parent-style-name="Standard" style:list-style-name="WWNum3">
      <style:paragraph-properties fo:margin-left="0.5in" fo:margin-right="0in" fo:margin-top="0.139in" fo:margin-bottom="0in" loext:contextual-spacing="false" fo:line-height="150%" fo:text-indent="-0.25in" style:auto-text-indent="false"/>
    </style:style>
    <style:style style:name="P24"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7" style:family="paragraph" style:parent-style-name="Standard" style:master-page-name="First_20_Page">
      <style:paragraph-properties style:page-number="1"/>
      <style:text-properties style:font-name="Proxima Nova" style:font-name-asian="Proxima Nova1" style:font-name-complex="Proxima Nova1"/>
    </style:style>
    <style:style style:name="P28" style:family="paragraph" style:parent-style-name="Heading_20_1">
      <style:paragraph-properties fo:break-before="page"/>
    </style:style>
    <style:style style:name="P29" style:family="paragraph" style:parent-style-name="Heading_20_1">
      <style:paragraph-properties fo:margin-top="0.139in" fo:margin-bottom="0.139in" loext:contextual-spacing="false" fo:line-height="100%"/>
    </style:style>
    <style:style style:name="T1" style:family="text">
      <style:text-properties fo:color="#38761d"/>
    </style:style>
    <style:style style:name="T2" style:family="text">
      <style:text-properties style:font-name="Proxima Nova" fo:font-size="10pt" fo:font-weight="bold" style:font-name-asian="Proxima Nova1" style:font-size-asian="10pt" style:font-weight-asian="bold" style:font-name-complex="Proxima Nova1" style:font-size-complex="10pt"/>
    </style:style>
    <style:style style:name="T3" style:family="text">
      <style:text-properties style:font-name="Proxima Nova" fo:font-size="10pt" style:font-name-asian="Proxima Nova1" style:font-size-asian="10pt" style:font-name-complex="Proxima Nova1" style:font-size-complex="10pt"/>
    </style:style>
    <style:style style:name="T4" style:family="text">
      <style:text-properties style:font-name="Proxima Nova" style:font-name-asian="Proxima Nova1" style:font-name-complex="Proxima Nova1"/>
    </style:style>
    <style:style style:name="T5" style:family="text">
      <style:text-properties style:font-name="Proxima Nova" fo:font-weight="bold" style:font-name-asian="Proxima Nova1" style:font-weight-asian="bold" style:font-name-complex="Proxima Nova1"/>
    </style:style>
    <style:style style:name="T6" style:family="text">
      <style:text-properties style:font-name="Proxima Nova" fo:font-style="italic" style:font-name-asian="Proxima Nova1" style:font-style-asian="italic" style:font-name-complex="Proxima Nova1"/>
    </style:style>
    <style:style style:name="T7" style:family="text">
      <style:text-properties style:font-name="Proxima Nova" fo:font-size="9pt" style:font-name-asian="Proxima Nova1" style:font-size-asian="9pt" style:font-name-complex="Proxima Nova1" style:font-size-complex="9pt"/>
    </style:style>
    <style:style style:name="T8" style:family="text">
      <style:text-properties fo:font-weight="bold" style:font-weight-asian="bold"/>
    </style:style>
    <style:style style:name="T9" style:family="text">
      <style:text-properties fo:font-variant="normal" fo:text-transform="none" fo:color="#000000" style:text-line-through-style="none" style:text-line-through-type="none" style:text-position="0% 100%" style:font-name="Proxima Nova" fo:font-size="11pt" fo:font-style="normal" style:text-underline-style="none" fo:font-weight="bold" style:font-name-asian="Proxima Nova1" style:font-size-asian="11pt" style:font-style-asian="normal" style:font-weight-asian="bold" style:font-name-complex="Proxima Nova1" style:font-size-complex="11pt"/>
    </style:style>
    <style:style style:name="T10" style:family="text">
      <style:text-properties fo:color="#1155cc" style:font-name="Proxima Nova" style:text-underline-style="solid" style:text-underline-width="auto" style:text-underline-color="font-color" style:font-name-asian="Proxima Nova1" style:font-name-complex="Proxima Nova1"/>
    </style:style>
    <style:style style:name="T11" style:family="text">
      <style:text-properties fo:color="#1155cc" style:font-name="Proxima Nova" fo:font-style="italic" style:text-underline-style="solid" style:text-underline-width="auto" style:text-underline-color="font-color" style:font-name-asian="Proxima Nova1" style:font-style-asian="italic" style:font-name-complex="Proxima Nova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Title"><text:bookmark text:name="_locydbdtyohe"/><text:span text:style-name="T1">Hypothèse de validation de princip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7"><text:span text:style-name="T2">Project Name:</text:span></text:p>
          </table:table-cell>
          <table:table-cell table:style-name="Table1.B1" table:number-columns-spanned="3" office:value-type="string">
            <text:p text:style-name="P7"><text:span text:style-name="T3">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7"><text:span text:style-name="T2">Prepared By:</text:span></text:p>
          </table:table-cell>
          <table:table-cell table:style-name="Table1.B2" office:value-type="string">
            <text:p text:style-name="P9"/>
          </table:table-cell>
          <table:table-cell table:style-name="Table1.A1" office:value-type="string">
            <text:p text:style-name="P7"><text:span text:style-name="T2">Document Version No:</text:span></text:p>
          </table:table-cell>
          <table:table-cell table:style-name="Table1.D2" office:value-type="string">
            <text:p text:style-name="P7"><text:span text:style-name="T3">0.2</text:span></text:p>
          </table:table-cell>
        </table:table-row>
        <table:table-row table:style-name="Table1.2">
          <table:table-cell table:style-name="Table1.A1" office:value-type="string">
            <text:p text:style-name="P7"><text:span text:style-name="T2">Title:</text:span></text:p>
          </table:table-cell>
          <table:table-cell table:style-name="Table1.B3" office:value-type="string">
            <text:p text:style-name="P7"><text:span text:style-name="T3">Hypothèse de validation de principe</text:span></text:p>
          </table:table-cell>
          <table:table-cell table:style-name="Table1.A1" office:value-type="string">
            <text:p text:style-name="P7"><text:span text:style-name="T2">Document Version Date:</text:span></text:p>
          </table:table-cell>
          <table:table-cell table:style-name="Table1.D3" office:value-type="string">
            <text:p text:style-name="P9"/>
          </table:table-cell>
        </table:table-row>
        <table:table-row table:style-name="Table1.2">
          <table:table-cell table:style-name="Table1.A1" office:value-type="string">
            <text:p text:style-name="P7"><text:span text:style-name="T2">Reviewed By:</text:span></text:p>
          </table:table-cell>
          <table:table-cell table:style-name="Table1.B4" office:value-type="string">
            <text:p text:style-name="P7"><text:span text:style-name="T3">Damien Senechal</text:span></text:p>
          </table:table-cell>
          <table:table-cell table:style-name="Table1.A1" office:value-type="string">
            <text:p text:style-name="P7"><text:span text:style-name="T2">Review Date:</text:span></text:p>
          </table:table-cell>
          <table:table-cell table:style-name="Table1.D4" office:value-type="string">
            <text:p text:style-name="P7"><text:span text:style-name="T3">25/07/22</text:span></text:p>
          </table:table-cell>
        </table:table-row>
      </table:table>
      <text:p text:style-name="Heading_20_1"><text:bookmark text:name="_rvn3b8e6oloz"/></text:p>
      <text:p text:style-name="P28"><text:bookmark text:name="_o4cbuj5nqq6h"/>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o4cbuj5nqq6h" text:style-name="Index_20_Link" text:visited-style-name="Index_20_Link"><text:span text:style-name="T8">Table des matières</text:span></text:a><text:span text:style-name="T8"><text:tab/>2</text:span></text:p>
          <text:p text:style-name="P11"><text:a xlink:type="simple" xlink:href="#_rvcl70rjd4o5" text:style-name="Index_20_Link" text:visited-style-name="Index_20_Link"><text:span text:style-name="T9">Déclaration d'hypothèse</text:span></text:a><text:span text:style-name="T9"><text:tab/>3</text:span></text:p>
          <text:p text:style-name="P11"><text:a xlink:type="simple" xlink:href="#_jofqk1d3msxa" text:style-name="Index_20_Link" text:visited-style-name="Index_20_Link"><text:span text:style-name="T9">Exemple de comportement et description de la capacité</text:span></text:a><text:span text:style-name="T9"><text:tab/>4</text:span></text:p>
          <text:p text:style-name="P11"><text:a xlink:type="simple" xlink:href="#_x60g1818qmmm" text:style-name="Index_20_Link" text:visited-style-name="Index_20_Link"><text:span text:style-name="T9">Exigences convenues de la PoC</text:span></text:a><text:span text:style-name="T9"><text:tab/>5</text:span></text:p>
          <text:p text:style-name="P11"><text:a xlink:type="simple" xlink:href="#_24h1avs9i46b" text:style-name="Index_20_Link" text:visited-style-name="Index_20_Link"><text:span text:style-name="T9">Résultat de la PoC</text:span></text:a><text:span text:style-name="T9"><text:tab/>5</text:span></text:p>
          <text:p text:style-name="P11"><text:a xlink:type="simple" xlink:href="#_bsla4jxgs78a" text:style-name="Index_20_Link" text:visited-style-name="Index_20_Link"><text:span text:style-name="T9">Lacunes du PoC</text:span></text:a><text:span text:style-name="T9"><text:tab/>6</text:span></text:p>
          <text:p text:style-name="P11"><text:a xlink:type="simple" xlink:href="#_d587w6sqbetu" text:style-name="Index_20_Link" text:visited-style-name="Index_20_Link"><text:span text:style-name="T8">Recommandations futures</text:span></text:a><text:span text:style-name="T8"><text:tab/>6</text:span></text:p>
          <text:p text:style-name="P12"><text:a xlink:type="simple" xlink:href="#_lyiej2p6xi6" text:style-name="Index_20_Link" text:visited-style-name="Index_20_Link"><text:span text:style-name="T9">Méthodologie</text:span></text:a><text:span text:style-name="T9"><text:tab/>6</text:span></text:p>
        </text:index-body>
      </text:table-of-content>
      <text:p text:style-name="Heading_20_1"><text:bookmark text:name="_ooflzdmbxkol"/></text:p>
      <text:p text:style-name="P28"><text:bookmark text:name="_rvcl70rjd4o5"/>Déclaration d'hypothèse</text:p>
      <text:p text:style-name="P13"><text:span text:style-name="T4">Nous pensons que la mise en œuvre d'une preuve de concept pour le sous-système d'intervention d'urgence en temps réel par l'équipe d'architecture métier du Consortium MedHead permettra :</text:span></text:p>
      <text:list xml:id="list3092971118" text:style-name="WWNum4">
        <text:list-item>
          <text:p text:style-name="P15"><text:span text:style-name="T4">d’améliorer la qualité des traitements d'urgence et de sauver plus de vies ;</text:span></text:p>
        </text:list-item>
        <text:list-item>
          <text:p text:style-name="P19"><text:span text:style-name="T4">de gagner la confiance des utilisateurs quant à la simplicité d'un tel système.</text:span></text:p>
        </text:list-item>
      </text:list>
      <text:p text:style-name="P5"><text:span text:style-name="T4">Nous saurons que nous avons réussi quand nous verrons :</text:span></text:p>
      <text:list xml:id="list1220559664" text:style-name="WWNum1">
        <text:list-item>
          <text:p text:style-name="P16"><text:span text:style-name="T4">que plus de 90 % des cas d'urgence sont acheminés vers l'hôpital compétent le plus proche du réseau ;</text:span></text:p>
        </text:list-item>
        <text:list-item>
          <text:p text:style-name="P16"><text:span text:style-name="T4">que le temps moyen de traitement d’une urgence passe de 18,25 minutes (valeur actuelle) à 12,00 minutes (valeur souhaitée) ;</text:span></text:p>
        </text:list-item>
        <text:list-item>
          <text:p text:style-name="P16"><text:span text:style-name="T4">que nous obtenons un temps de réponse de moins de 200 millisecondes avec une charge de travail allant jusqu'à 800 requêtes par seconde, par instance de service ;</text:span></text:p>
        </text:list-item>
        <text:list-item>
          <text:p text:style-name="P16"><text:span text:style-name="T4">que la mise en œuvre explique les normes qu’elle respecte et pourquoi ;</text:span></text:p>
        </text:list-item>
        <text:list-item>
          <text:p text:style-name="P16"><text:span text:style-name="T4">que les instructions pour mettre en production la PoC sont fournies ;</text:span></text:p>
        </text:list-item>
        <text:list-item>
          <text:p text:style-name="P20"><text:span text:style-name="T4">que la mise en œuvre est terminée dans le délai imparti.</text:span></text:p>
        </text:list-item>
      </text:list>
      <text:p text:style-name="P1"/>
      <text:p text:style-name="P1"/>
      <text:p text:style-name="P1"/>
      <text:p text:style-name="Heading_20_1"><text:bookmark text:name="_lmaolrytzsh3"/></text:p>
      <text:p text:style-name="P28"><text:bookmark text:name="_jofqk1d3msxa"/>Exemple de comportement et description de la capacité</text:p>
      <text:p text:style-name="P13"><text:span text:style-name="T4">Le sous-système d'intervention d'urgence en temps réel est destiné à recevoir une ou plusieurs spécialités médicales (voir les Données de référence sur les spécialités) et une banque de données d'informations récentes sur les hôpitaux afin de suggérer l'hôpital le plus proche offrant un lit disponible, associé à une ou plusieurs spécialisations correspondantes. Le lieu de l'incident d'urgence doit également être fourni.</text:span></text:p>
      <text:p text:style-name="P14"/>
      <text:p text:style-name="P14"/>
      <text:p text:style-name="P14"/>
      <text:p text:style-name="P13"><text:span text:style-name="T4">Par exemple, SUPPOSONS trois hôpitaux, comme suit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text:span text:style-name="T5">Hôpital</text:span></text:p>
          </table:table-cell>
          <table:table-cell table:style-name="Table2.A1" office:value-type="string">
            <text:p text:style-name="P25"><text:span text:style-name="T5">Lits disponibles</text:span></text:p>
          </table:table-cell>
          <table:table-cell table:style-name="Table2.A1" office:value-type="string">
            <text:p text:style-name="P25"><text:span text:style-name="T5">Spécialisations</text:span></text:p>
          </table:table-cell>
        </table:table-row>
        <table:table-row table:style-name="Table2.1">
          <table:table-cell table:style-name="Table2.A2" office:value-type="string">
            <text:p text:style-name="P25"><text:span text:style-name="T4">Hôpital Fred Brooks</text:span></text:p>
          </table:table-cell>
          <table:table-cell table:style-name="Table2.B2" office:value-type="string">
            <text:p text:style-name="P25"><text:span text:style-name="T4">2</text:span></text:p>
          </table:table-cell>
          <table:table-cell table:style-name="Table2.C2" office:value-type="string">
            <text:p text:style-name="P25"><text:span text:style-name="T4">Cardiologie, Immunologie</text:span></text:p>
          </table:table-cell>
        </table:table-row>
        <table:table-row table:style-name="Table2.1">
          <table:table-cell table:style-name="Table2.A3" office:value-type="string">
            <text:p text:style-name="P25"><text:span text:style-name="T4">Hôpital Julia Crusher</text:span></text:p>
          </table:table-cell>
          <table:table-cell table:style-name="Table2.B3" office:value-type="string">
            <text:p text:style-name="P25"><text:span text:style-name="T4">0</text:span></text:p>
          </table:table-cell>
          <table:table-cell table:style-name="Table2.C3" office:value-type="string">
            <text:p text:style-name="P25"><text:span text:style-name="T4">Cardiologie</text:span></text:p>
          </table:table-cell>
        </table:table-row>
        <table:table-row table:style-name="Table2.1">
          <table:table-cell table:style-name="Table2.A4" office:value-type="string">
            <text:p text:style-name="P25"><text:span text:style-name="T4">Hôpital Beverly Bashir</text:span></text:p>
          </table:table-cell>
          <table:table-cell table:style-name="Table2.B4" office:value-type="string">
            <text:p text:style-name="P25"><text:span text:style-name="T4">5</text:span></text:p>
          </table:table-cell>
          <table:table-cell table:style-name="Table2.C4" office:value-type="string">
            <text:p text:style-name="P25"><text:span text:style-name="T4">Immunologie, neuropathologie</text:span></text:p>
            <text:p text:style-name="P25"><text:span text:style-name="T4">diagnostique</text:span></text:p>
          </table:table-cell>
        </table:table-row>
      </table:table>
      <text:p text:style-name="P13"><text:span text:style-name="T4">ET un patient nécessitant des soins en cardiologie.</text:span></text:p>
      <text:p text:style-name="P13"><text:span text:style-name="T4">QUAND vous demandez des soins en cardiologie ET que l'urgence est localisée près de l'hôpital Fred Brooks</text:span></text:p>
      <text:p text:style-name="P13"><text:span text:style-name="T4">ALORS l'hôpital Fred Brooks devrait être proposé</text:span></text:p>
      <text:p text:style-name="P13"><text:span text:style-name="T4">Et un événement devrait être publié pour réserver un lit.</text:span></text:p>
      <text:p text:style-name="P14"/>
      <text:p text:style-name="P14"/>
      <text:p text:style-name="P14"/>
      <text:p text:style-name="Heading_20_1"><text:bookmark text:name="_xy7ftqjedc9z"/></text:p>
      <text:p text:style-name="P28"><text:bookmark text:name="_x60g1818qmmm"/>Exigences convenues de la PoC</text:p>
      <text:p text:style-name="P13"><text:span text:style-name="T4">Les exigences suivantes ont été convenues lors de la définition de cette hypothèse :</text:span></text:p>
      <text:list xml:id="list3956750566" text:style-name="WWNum3">
        <text:list-item>
          <text:p text:style-name="P23"><text:span text:style-name="T4">Fournir une API RESTful qui tient les intervenants médicaux informés en temps réel sur le lieu où se rendre et ce qu'ils doivent faire.</text:span></text:p>
        </text:list-item>
        <text:list-item>
          <text:p text:style-name="P17"><text:span text:style-name="T4">S’assurer que toutes les données du patient sont correctement protégées.</text:span></text:p>
        </text:list-item>
        <text:list-item>
          <text:p text:style-name="P17"><text:span text:style-name="T4">S’assurer que votre PoC est entièrement validée avec des tests d'automatisation reflétant la pyramide de tests (tests unitaires, d'intégration, d'acceptation et E2E) et avec des tests de stress pour garantir la continuité de l'activité en cas de pic d’utilisation.</text:span></text:p>
        </text:list-item>
        <text:list-item>
          <text:p text:style-name="P17"><text:span text:style-name="T4">S’assure que la PoC peut être facilement intégrée dans le développement futur : rendre le code facilement partageable, fournir des pipelines d'intégration et de livraison continue (CI/CD) et documenter votre stratégie de test.</text:span></text:p>
        </text:list-item>
        <text:list-item>
          <text:p text:style-name="P21"><text:span text:style-name="T4">S’assurer que les équipes de développement chargées de cette PoC sont en mesure de l'utiliser comme un jeu de modules de construction pour d'autres modules.</text:span></text:p>
        </text:list-item>
      </text:list>
      <text:p text:style-name="P14"/>
      <text:p text:style-name="P14"/>
      <text:p text:style-name="P14"/>
      <text:p text:style-name="P29"><text:bookmark text:name="_24h1avs9i46b"/>Résultat de la PoC</text:p>
      <text:p text:style-name="P13"><text:span text:style-name="T4">La PoC à été dupliqué (fork) à partir du repo </text:span><text:a xlink:type="simple" xlink:href="https://github.com/GitSDamien/OC_11_Medhead_ERS" text:style-name="ListLabel_20_37" text:visited-style-name="ListLabel_20_37"><text:span text:style-name="T10">MedHead ERS</text:span></text:a><text:span text:style-name="T4"> et à son propre repository MedHead ERS PoC. Les exigences vu précédemment sont entièrement remplies :</text:span></text:p>
      <text:list xml:id="list422562231" text:style-name="WWNum2">
        <text:list-item>
          <text:p text:style-name="P24"><text:span text:style-name="T4">L’API RESTful est fonctionnelle avec des jeux de données de test :</text:span></text:p>
          <text:list>
            <text:list-item>
              <text:p text:style-name="P26"><text:span text:style-name="T4">liste des hôpitaux avec leurs coordonnées géographique</text:span></text:p>
            </text:list-item>
            <text:list-item>
              <text:p text:style-name="P26"><text:span text:style-name="T4">simulation de la position du demandeur</text:span></text:p>
            </text:list-item>
          </text:list>
        </text:list-item>
        <text:list-item>
          <text:p text:style-name="P18"><text:span text:style-name="T4">Aucune donnée patient n’est envoyé</text:span></text:p>
        </text:list-item>
        <text:list-item>
          <text:p text:style-name="P18"><text:span text:style-name="T4">L’ensemble des tests sont réalisés en amont (en environnement docker) et en aval (durant la CI/CD sur GitHub). </text:span><text:span text:style-name="T6">CF. document “</text:span><text:a xlink:type="simple" xlink:href="https://github.com/GitSDamien/OC_11_Architectural/blob/master/artefacts/testing-strategy" text:style-name="ListLabel_20_38" text:visited-style-name="ListLabel_20_38"><text:span text:style-name="T11">Stratégie de test</text:span></text:a><text:span text:style-name="T6">”.</text:span></text:p>
        </text:list-item>
        <text:list-item>
          <text:p text:style-name="P18"><text:span text:style-name="T4">Toutes les pipelines d'intégration et de livraison continue (CI/CD) sont définies et documentées facilitant les développements futurs. </text:span><text:span text:style-name="T6">CF. document “</text:span><text:a xlink:type="simple" xlink:href="https://github.com/GitSDamien/OC_11_Architectural/blob/master/artefacts/testing-strategy" text:style-name="ListLabel_20_38" text:visited-style-name="ListLabel_20_38"><text:span text:style-name="T11">Stratégie de test</text:span></text:a><text:span text:style-name="T6">”.</text:span></text:p>
        </text:list-item>
        <text:list-item>
          <text:p text:style-name="P22"><text:span text:style-name="T4">Le repo </text:span><text:a xlink:type="simple" xlink:href="https://github.com/GitSDamien/OC_11_Medhead_ERS" text:style-name="ListLabel_20_37" text:visited-style-name="ListLabel_20_37"><text:span text:style-name="T10">MedHead ERS</text:span></text:a><text:span text:style-name="T4"> a été créé comme un template et fournit l’ensemble des modules, facilement réplicable, pour la construction d’autres modules. </text:span><text:span text:style-name="T6">CF. document “</text:span><text:a xlink:type="simple" xlink:href="https://github.com/GitSDamien/OC_11_Architectural/blob/master/artefacts/architecture/solution-building-blocks" text:style-name="ListLabel_20_38" text:visited-style-name="ListLabel_20_38"><text:span text:style-name="T11">Solution Building Blocks</text:span></text:a><text:span text:style-name="T6">”.</text:span></text:p>
        </text:list-item>
      </text:list>
      <text:p text:style-name="P28"><text:bookmark text:name="_bsla4jxgs78a"/>Lacunes du PoC </text:p>
      <text:p text:style-name="Standard"><text:span text:style-name="T4">La PoC est en elle-même un projet fonctionnel jusqu’aux portes du déploiement, il lui manque cependant différents modules ou technologies pour boucler la pipeline CI/CD mis en œuvre.</text:span></text:p>
      <text:p text:style-name="Standard"><text:span text:style-name="T4">Les premiers éléments sont le </text:span><text:span text:style-name="T5">nom de domaine</text:span><text:span text:style-name="T4"> avec le</text:span><text:span text:style-name="T5"> certificat SSL</text:span><text:span text:style-name="T4">. Il est prioritaire de les mettre en service au plus tôt.</text:span></text:p>
      <text:p text:style-name="Standard"><text:span text:style-name="T4">En accord avec les simplifications permises par la PoC, </text:span><text:span text:style-name="T5">les bases de données</text:span><text:span text:style-name="T4"> sont embarquées directement avec le code Java et son de</text:span><text:span text:style-name="T5"> type H2</text:span><text:span text:style-name="T4">. Il est également prioritaire de reprendre complètement toutes les phases traitant avec les bases de données.</text:span></text:p>
      <text:p text:style-name="Standard"><text:span text:style-name="T4">Le script pour le test de migration est à mettre en place.</text:span></text:p>
      <text:p text:style-name="Standard"><text:span text:style-name="T4">Accès à un </text:span><text:span text:style-name="T5">compte Amazon</text:span><text:span text:style-name="T4"> avec les pouvoirs suffisent pour déployer l’architecture complète.</text:span></text:p>
      <text:p text:style-name="Standard"><text:span text:style-name="T4">Il est impératif de se rapprocher de l’API Hospital (API qui nous donne la liste des hôpitaux et qui gère la disponibilité des lits) pour </text:span><text:span text:style-name="T5">terminer le module Fake API Hospital</text:span><text:span text:style-name="T4">.</text:span></text:p>
      <text:p text:style-name="Standard"><text:span text:style-name="T4">Enfin, il faut continuer toutes les documentations car plus la documentation sera à jour, plus la lecture, le suivi et le maintien seront facile.</text:span></text:p>
      <text:p text:style-name="P1"/>
      <text:p text:style-name="P1"/>
      <text:p text:style-name="P1"/>
      <text:p text:style-name="Heading_20_1"><text:bookmark text:name="_d587w6sqbetu"/>Recommandations futures</text:p>
      <text:p text:style-name="Standard"><text:span text:style-name="T4">La première recommandation que nous pourrions faire est d’établir un </text:span><text:span text:style-name="T5">plan de recouvrement AWS</text:span><text:span text:style-name="T4"> pour pouvoir en cas de problème, de changement ou tout autres choses venant perturber le service mis en place. Ce document sera un résumé et une checklist des divers points pour relancer complètement les serveurs et la pipeline qui en découle.</text:span></text:p>
      <text:p text:style-name="Standard"><text:span text:style-name="T4">Nous pourrions aussi inclure une documentation pour la <text:s/>gestion de la facturation avec prévisionnels. Cela sera un outil pour toute la partie finances. </text:span></text:p>
      <text:p text:style-name="P1"/>
      <text:p text:style-name="P1"/>
      <text:p text:style-name="P1"/>
      <text:p text:style-name="Heading_20_1"><text:bookmark text:name="_lyiej2p6xi6"/>Méthodologie</text:p>
      <text:p text:style-name="P13"><text:span text:style-name="T4">La documentation et la PoC qui en résulteront seront présentées aux membres du Conseil d'administration pour décrire les enseignements tirés de la PoC. Des rapports sur les méthodes CI/ CD seront présentés au personnel technique afin d’expliquer comment mettre à jour le système.</text:span></text:p>
      <text:p text:style-name="P4"/>
      <text:p text:style-name="P14"/>
      <text:p text:style-name="P14"><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roxima Nova" fo:font-family="'Proxima Nova'" style:font-family-generic="roman" style:font-pitch="variable" style:text-underline-style="none"/>
    </style:style>
    <style:style style:name="ListLabel_20_11" style:display-name="ListLabel 11" style:family="text">
      <style:text-properties style:font-name="Proxima Nova" fo:font-family="'Proxima Nova'"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roxima Nova" fo:font-family="'Proxima Nov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font-name="Proxima Nova" fo:font-family="'Proxima Nova'" style:font-family-generic="roman" style:font-pitch="variable" style:text-underline-style="solid" style:text-underline-width="auto" style:text-underline-color="font-color"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ListLabel_20_38" style:display-name="ListLabel 38" style:family="text">
      <style:text-properties fo:color="#1155cc" style:font-name="Proxima Nova" fo:font-family="'Proxima Nova'" style:font-family-generic="roman" style:font-pitch="variable" fo:font-style="italic" style:text-underline-style="solid" style:text-underline-width="auto" style:text-underline-color="font-color" style:font-name-asian="Proxima Nova1" style:font-family-asian="'Proxima Nova'" style:font-family-generic-asian="system" style:font-pitch-asian="variable" style:font-style-asian="italic" style:font-name-complex="Proxima Nova1" style:font-family-complex="'Proxima Nov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as-char" svg:width="1.7083in" svg:height="0.5in" draw:z-index="6"><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Hypothèse de validation de principe<text:tab/></text:span><text:page-number text:select-page="current">8</text:page-number><text:span text:style-name="MT1">/</text:span><text:page-count>8</text:page-count></text:p>
      </style:footer>
    </style:master-page>
    <style:master-page style:name="First_20_Page" style:display-name="First Page" style:page-layout-name="Mpm1" style:next-style-name="Standard">
      <style:header>
        <text:p text:style-name="MP3"><draw:frame draw:style-name="Mfr1" draw:name="image2.jpg" text:anchor-type="as-char" svg:width="3.0638in" svg:height="0.9028in" draw:z-index="7"><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Hypothèse de validation de principe<text:tab/></text:span><text:page-number text:select-page="current">1</text:page-number><text:span text:style-name="MT1">/</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8" meta:paragraph-count="86" meta:word-count="1012" meta:character-count="6295" meta:non-whitespace-character-count="5380"/>
    <meta:generator>LibreOfficeDev/6.0.5.2$Linux_X86_64 LibreOffice_project/</meta:generator>
  </office:meta>
</office:document-meta>
</file>